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paragraph-properties fo:text-align="center" style:justify-single-word="false"/>
      <style:text-properties fo:font-weight="bold"/>
    </style:style>
    <style:style style:name="P3" style:family="paragraph" style:parent-style-name="Text_20_body">
      <style:paragraph-properties>
        <style:tab-stops>
          <style:tab-stop style:position="6.006cm"/>
        </style:tab-stops>
      </style:paragraph-properties>
      <style:text-properties fo:font-weight="bold"/>
    </style:style>
    <style:style style:name="P4" style:family="paragraph" style:parent-style-name="Text_20_body">
      <style:paragraph-properties>
        <style:tab-stops/>
      </style:paragraph-properties>
      <style:text-properties fo:font-weight="bold"/>
    </style:style>
    <style:style style:name="P5" style:family="paragraph" style:parent-style-name="Text_20_body">
      <style:paragraph-properties>
        <style:tab-stops/>
      </style:paragraph-properties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<text:tab/><text:tab/><text:tab/>&lt;codeTCivilite&gt; &lt;nomTiers&gt; &lt;prenomTiers&gt;</text:p>
      <text:p text:style-name="P4"><text:tab/><text:tab/><text:tab/><text:tab/><text:tab/>&lt;codeTEntite&gt; &lt;nomEntreprise&gt;</text:p>
      <text:p text:style-name="P5"><text:tab/><text:tab/><text:tab/><text:tab/><text:tab/><text:span text:style-name="T1">&lt;adresse1&gt;</text:span></text:p>
      <text:p text:style-name="P5"><text:s/><text:tab/><text:tab/><text:tab/><text:tab/><text:tab/><text:span text:style-name="T1">&lt;adresse2&gt;</text:span></text:p>
      <text:p text:style-name="P5"><text:s/><text:tab/><text:tab/><text:tab/><text:tab/><text:tab/><text:span text:style-name="T1">&lt;adresse3&gt;</text:span></text:p>
      <text:p text:style-name="P5"><text:s/><text:tab/><text:tab/><text:tab/><text:tab/><text:tab/><text:span text:style-name="T1">&lt;codepostal&gt; &lt;ville&gt;</text:span></text:p>
      <text:p text:style-name="P5"><text:tab/><text:tab/><text:tab/><text:tab/><text:tab/><text:span text:style-name="T1">&lt;pays&gt;</text:span></text:p>
      <text:p text:style-name="P3"/>
      <text:p text:style-name="P2">Première relance</text:p>
      <text:p text:style-name="Text_20_body"/>
      <text:p text:style-name="Text_20_body">&lt;codeTCivilite&gt;</text:p>
      <text:p text:style-name="P1"/>
      <text:p text:style-name="Text_20_body">Sauf erreur de notre part, nous constatons à ce jour que le solde de votre compte semble débiteur, et que vous nous devez la somme de : &lt;<text:span text:style-name="T1">totalTtc</text:span>&gt; €</text:p>
      <text:p text:style-name="Text_20_body"/>
      <text:p text:style-name="Text_20_body">Afin de faciliter vos recherches, voici le détail des sommes dues :</text:p>
      <text:p text:style-name="Text_20_body"/>
      <text:p text:style-name="Text_20_body">&lt;debut_detail&gt;</text:p>
      <text:p text:style-name="Text_20_body">- &lt;codeDocument&gt; arrivée à échéance le &lt;dateEcheance&gt;, reste à régler : &lt;resteARegler&gt; €</text:p>
      <text:p text:style-name="Text_20_body">&lt;fin_detail&gt;</text:p>
      <text:p text:style-name="Text_20_body"/>
      <text:p text:style-name="Text_20_body">Dans l'attente d'une régularisation rapide de votre situation, veuillez agréer, Madame, Monsieur, notre très sincère considération.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BELLE AYE</meta:initial-creator>
    <meta:creation-date>2010-08-04T13:53:54.35</meta:creation-date>
    <dc:date>2011-02-07T15:16:35.81</dc:date>
    <dc:creator>ISABELLE AYE</dc:creator>
    <meta:editing-duration>PT00H09M18S</meta:editing-duration>
    <meta:editing-cycles>9</meta:editing-cycles>
    <meta:generator>OpenOffice.org/3.2$Win32 OpenOffice.org_project/320m12$Build-9483</meta:generator>
    <meta:document-statistic meta:table-count="0" meta:image-count="0" meta:object-count="0" meta:page-count="1" meta:paragraph-count="15" meta:word-count="86" meta:character-count="654"/>
  </office:meta>
</office:document-meta>
</file>